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indent="0cm" style:auto-text-indent="false"/>
    </style:style>
    <style:style style:name="P2" style:family="paragraph" style:parent-style-name="Standard" style:list-style-name="L11"/>
    <style:style style:name="P3" style:family="paragraph" style:parent-style-name="Standard" style:list-style-name="L12"/>
    <style:style style:name="P4" style:family="paragraph" style:parent-style-name="Standard" style:list-style-name="L1">
      <style:paragraph-properties fo:margin-left="2.501cm" fo:margin-right="0cm" fo:text-indent="-0.635cm" style:auto-text-indent="false"/>
    </style:style>
    <style:style style:name="P5" style:family="paragraph" style:parent-style-name="Standard" style:list-style-name="L2">
      <style:paragraph-properties fo:margin-left="2.501cm" fo:margin-right="0cm" fo:text-indent="-0.635cm" style:auto-text-indent="false"/>
    </style:style>
    <style:style style:name="P6" style:family="paragraph" style:parent-style-name="Standard" style:list-style-name="L1">
      <style:paragraph-properties fo:margin-left="0cm" fo:margin-right="0cm" fo:text-indent="0cm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schematics changes performed on the V3.2 are the following:</text:p>
      <text:p text:style-name="Standard"/>
      <text:p text:style-name="P1"><text:tab/>1.- SCB_PLLs:</text:p>
      <text:list xml:id="list36421310" text:style-name="L1">
        <text:list-item>
          <text:p text:style-name="P4">C165 footprint changed to 0402 in order to remove this component and reduce boom.</text:p>
          <text:p text:style-name="P6">2.- Connectors:</text:p>
        </text:list-item>
      </text:list>
      <text:list xml:id="list36425839" text:style-name="L2">
        <text:list-item>
          <text:p text:style-name="P5">CN1 Ethernet connector case connected to GND_SHIELD.</text:p>
        </text:list-item>
      </text:list>
      <text:p text:style-name="Standard">3.- CPU_100M_Ethernet:</text:p>
      <text:list xml:id="list36478461" text:style-name="L11">
        <text:list-item>
          <text:p text:style-name="P2">C206 changed from 470pF to 2,7nF in order to remove this component and reduce boom.</text:p>
        </text:list-item>
        <text:list-item>
          <text:p text:style-name="P2">Added R253 and R254 resistors (both 75R) between the Tr1 and C214.</text:p>
        </text:list-item>
        <text:list-item>
          <text:p text:style-name="P2">L10 is not mounted now. It connects GND_SHIELD and GND_ETH.</text:p>
        </text:list-item>
      </text:list>
      <text:p text:style-name="Standard">4.- QDRII_mem and QDRII_power: </text:p>
      <text:list xml:id="list36520511" text:style-name="L12">
        <text:list-item>
          <text:p text:style-name="P3">All the components of the QDRII memories will be not mounted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6T11:12:51.53</meta:creation-date>
    <dc:date>2012-10-09T16:51:01.87</dc:date>
    <meta:editing-duration>PT32H01M46S</meta:editing-duration>
    <meta:editing-cycles>14</meta:editing-cycles>
    <meta:generator>OpenOffice.org/3.1$Win32 OpenOffice.org_project/310m11$Build-9399</meta:generator>
    <meta:document-statistic meta:table-count="0" meta:image-count="0" meta:object-count="0" meta:page-count="1" meta:paragraph-count="11" meta:word-count="96" meta:character-count="555"/>
  </office:meta>
</office:document-meta>
</file>